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ab40d" style:font-weight-asian="bold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ab40d"/>
    </style:style>
    <style:style style:name="T5" style:family="text">
      <style:text-properties style:text-underline-style="solid" style:text-underline-width="auto" style:text-underline-color="font-color" officeooo:rsid="000b2ff0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0ab40d"/>
    </style:style>
    <style:style style:name="T8" style:family="text">
      <style:text-properties officeooo:rsid="000b2ff0"/>
    </style:style>
    <style:style style:name="T9" style:family="text">
      <style:text-properties style:text-underline-style="none" officeooo:rsid="000b2ff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b2ff0" style:font-weight-asian="bold" style:font-weight-complex="bold"/>
    </style:style>
    <style:style style:name="T12" style:family="text">
      <style:text-properties fo:font-weight="bold" officeooo:rsid="000ab40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ion boursière réaliste avec GoldenBoys</text:p>
      <text:p text:style-name="Standard"/>
      <text:p text:style-name="Standard"/>
      <text:p text:style-name="Standard"><text:span text:style-name="T1">Quelques consignes</text:span><text:span text:style-name="T2"> </text:span>:</text:p>
      <text:p text:style-name="Standard"/>
      <text:p text:style-name="Standard"/>
      <text:p text:style-name="P2">1 - S'inscrire sur goldenboys.fr</text:p>
      <text:p text:style-name="P2"/>
      <text:p text:style-name="P2">2 - Choisir le niveau «novice »</text:p>
      <text:p text:style-name="P2"/>
      <text:p text:style-name="P2">3 – Lire le règlement du jeu </text:p>
      <text:p text:style-name="P2"/>
      <text:p text:style-name="P3">4 – Constituer un portefeuille <text:span text:style-name="T3">diversifié</text:span> de 2 à 4 actions maximum</text:p>
      <text:p text:style-name="P3"><text:s text:c="4"/><text:span text:style-name="T4">En pensant à</text:span><text:span text:style-name="T7"> :</text:span></text:p>
      <text:p text:style-name="P3">- <text:span text:style-name="T7">Analyser le risque systémique </text:span><text:span text:style-name="T8">de l’entreprise </text:span><text:span text:style-name="T7">: Environnement interne (situation financière, motivation du personnel,...) et environnement externe (PESTELE,...)</text:span></text:p>
      <text:p text:style-name="P3">- <text:span text:style-name="T7">Appliquer</text:span> la règle du <text:span text:style-name="T3">volume </text:span><text:span text:style-name="T9">(très forte hausse dans de gros volume ou très forte baisse dans de gros volume)</text:span></text:p>
      <text:p text:style-name="P2"/>
      <text:p text:style-name="P2">5 – Négocier au comptant (<text:span text:style-name="T3">jusqu'à</text:span> 20.000 euros) </text:p>
      <text:p text:style-name="Standard"><text:span text:style-name="T10"><text:s text:c="6"/>et/ou sur le SRD (avec un effet de levier x 5, </text:span><text:span text:style-name="T6">jusqu'à</text:span><text:span text:style-name="T10"> </text:span><text:span text:style-name="T11">100</text:span><text:span text:style-name="T10">.000 euros, attention au mois <text:s text:c="5"/>boursier </text:span><text:span text:style-name="T11">le </text:span><text:span text:style-name="T12">28/12/2021, </text:span><text:span text:style-name="T11">toujours</text:span><text:span text:style-name="T12"> </text:span><text:span text:style-name="T10">différent du mois calendaire </text:span><text:span text:style-name="T11">31/12/2021</text:span><text:span text:style-name="T10">)</text:span></text:p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dier KUEVIAKOE</meta:initial-creator>
    <meta:creation-date>2020-12-02T16:02:38.19</meta:creation-date>
    <dc:date>2021-12-16T08:36:10.215000000</dc:date>
    <meta:editing-duration>PT1H33M16S</meta:editing-duration>
    <meta:editing-cycles>7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11" meta:word-count="114" meta:character-count="734" meta:non-whitespace-character-count="611"/>
  </office:meta>
</office:document-meta>
</file>